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2" style:family="paragraph" style:parent-style-name="Text_20_body" style:list-style-name="L1">
      <style:paragraph-properties fo:margin-left="0in" fo:margin-right="0in" fo:margin-top="0in" fo:margin-bottom="0in" loext:contextual-spacing="false" fo:text-indent="0in" style:auto-text-indent="false" fo:padding="0in" fo:border="none"/>
      <style:text-properties loext:padding="0in" loext:border="none"/>
    </style:style>
    <style:style style:name="P3" style:family="paragraph" style:parent-style-name="Text_20_body" style:list-style-name="L2">
      <style:paragraph-properties fo:margin-left="0in" fo:margin-right="0in" fo:margin-top="0in" fo:margin-bottom="0in" loext:contextual-spacing="false" fo:text-indent="0in" style:auto-text-indent="false" fo:padding="0in" fo:border="none"/>
      <style:text-properties loext:padding="0in" loext:border="none"/>
    </style:style>
    <style:style style:name="P4" style:family="paragraph" style:parent-style-name="Text_20_body" style:list-style-name="L3">
      <style:paragraph-properties fo:margin-left="0in" fo:margin-right="0in" fo:margin-top="0in" fo:margin-bottom="0in" loext:contextual-spacing="false" fo:text-indent="0in" style:auto-text-indent="false" fo:padding="0in" fo:border="none"/>
      <style:text-properties loext:padding="0in" loext:border="none"/>
    </style:style>
    <style:style style:name="P5" style:family="paragraph" style:parent-style-name="Text_20_body" style:list-style-name="L4">
      <style:paragraph-properties fo:margin-left="0in" fo:margin-right="0in" fo:margin-top="0in" fo:margin-bottom="0in" loext:contextual-spacing="false" fo:text-indent="0in" style:auto-text-indent="false" fo:padding="0in" fo:border="none"/>
      <style:text-properties loext:padding="0in" loext:border="none"/>
    </style:style>
    <style:style style:name="P6" style:family="paragraph" style:parent-style-name="Text_20_body" style:list-style-name="L5">
      <style:paragraph-properties fo:margin-left="0in" fo:margin-right="0in" fo:margin-top="0in" fo:margin-bottom="0in" loext:contextual-spacing="false" fo:text-indent="0in" style:auto-text-indent="false" fo:padding="0in" fo:border="none"/>
      <style:text-properties loext:padding="0in" loext:border="none"/>
    </style:style>
    <style:style style:name="P7" style:family="paragraph" style:parent-style-name="Text_20_body" style:list-style-name="L6">
      <style:paragraph-properties fo:margin-left="0in" fo:margin-right="0in" fo:margin-top="0in" fo:margin-bottom="0in" loext:contextual-spacing="false" fo:text-indent="0in" style:auto-text-indent="false" fo:padding="0in" fo:border="none"/>
      <style:text-properties loext:padding="0in" loext:border="none"/>
    </style:style>
    <style:style style:name="P8" style:family="paragraph" style:parent-style-name="Text_20_body" style:list-style-name="L7">
      <style:paragraph-properties fo:margin-left="0in" fo:margin-right="0in" fo:margin-top="0in" fo:margin-bottom="0in" loext:contextual-spacing="false" fo:text-indent="0in" style:auto-text-indent="false" fo:padding="0in" fo:border="none"/>
      <style:text-properties loext:padding="0in" loext:border="none"/>
    </style:style>
    <style:style style:name="P9" style:family="paragraph" style:parent-style-name="Text_20_body" style:list-style-name="L8">
      <style:paragraph-properties fo:margin-left="0in" fo:margin-right="0in" fo:margin-top="0in" fo:margin-bottom="0in" loext:contextual-spacing="false" fo:text-indent="0in" style:auto-text-indent="false" fo:padding="0in" fo:border="none"/>
      <style:text-properties loext:padding="0in" loext:border="none"/>
    </style:style>
    <style:style style:name="T1" style:family="text">
      <style:text-properties fo:language="en" fo:country="GB"/>
    </style:style>
    <style:style style:name="T2" style:family="text">
      <style:text-properties fo:language="en" fo:country="US"/>
    </style:style>
    <text:list-style style:name="L1">
      <text:list-level-style-number text:level="1" text:style-name="Numbering_20_Symbols" style:num-suffix="." style:num-format="1" text:start-value="7">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4">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0194825" text:style-name="L1">
        <text:list-item>
          <text:p text:style-name="P2"><text:span text:style-name="T1">Artificial intelligence (AI)</text:span> </text:p>
        </text:list-item>
      </text:list>
      <text:list xml:id="list3723865856" text:style-name="L2">
        <text:list-item>
          <text:p text:style-name="P3"><text:span text:style-name="T1">Building requirements</text:span> </text:p>
        </text:list-item>
      </text:list>
      <text:p text:style-name="P1"><text:span text:style-name="T1">To boot the AI there are 4 different modules that need to be started up. All these modules need a bunch of requirements. These are already installed on the SD card provided by PXL Digital, but here is instructed how to install all of them from scratch. Since the AI is written in python, primarily python3 must be installed to start working with the python commands. This is done as following:</text:span> </text:p>
      <text:p text:style-name="P1"><text:span text:style-name="T1">Sudo apt update</text:span> </text:p>
      <text:p text:style-name="P1"><text:span text:style-name="T1">Sudo apt install python3.8</text:span> </text:p>
      <text:p text:style-name="P1"><text:span text:style-name="T1">To check if python3 was installed successfully check the python version with the command below:</text:span> </text:p>
      <text:p text:style-name="P1"><text:span text:style-name="T1">Python3 – version</text:span> </text:p>
      <text:p text:style-name="P1"><text:span text:style-name="T1">If this returns a python version the instalment was successful, and the rest of the requirements can be installed.</text:span> </text:p>
      <text:p text:style-name="P1"><text:span text:style-name="T1">Most of the remaining requirements are easy to install thanks to the requirements.txt files in each folder. To install the requirements, navigate to every of the 4 folders in the AI, and execute the following command there:</text:span> </text:p>
      <text:p text:style-name="P1"><text:span text:style-name="T1">Pip3 install –r requirements.txt</text:span> </text:p>
      <text:p text:style-name="P1"><text:span text:style-name="T1">After doing this 1 time for each module, that is 4 times in total, most of the requirements for the AI should be installed. The last requirements to be installed are MQTT and MYSQL. Install them by executing following commands in the terminal:</text:span> </text:p>
      <text:p text:style-name="P1"><text:span text:style-name="T1">pip3 install paho-mqtt</text:span> </text:p>
      <text:p text:style-name="P1"><text:span text:style-name="T1">Sudo apt-get install MySQL-server</text:span> </text:p>
      <text:p text:style-name="P1"><text:span text:style-name="T1">Now, with all the requirements installed it is time to build the database that provides the colour data.</text:span> </text:p>
      <text:list xml:id="list1767115492" text:style-name="L3">
        <text:list-item>
          <text:p text:style-name="P4"><text:span text:style-name="T1">Building the MYSQL database</text:span> </text:p>
        </text:list-item>
      </text:list>
      <text:p text:style-name="P1"><text:span text:style-name="T1">To create a database the MySQL terminal needs to be used. Open it by simply typing MySQL in the terminal. In this terminal all the following steps should be executed.</text:span> </text:p>
      <text:p text:style-name="P1"><text:span text:style-name="T1">Primarily a new user should be created, the user used and required by the code in this project can be created as stated here:</text:span> </text:p>
      <text:p text:style-name="P1"><text:span text:style-name="T1">CREATE USER 'bram'@'localhost' IDENTIFIED BY 'password';</text:span> </text:p>
      <text:p text:style-name="P1"><text:span text:style-name="T1">With the user created it should be granted all privileges in the MySQL workspace, do this by typing the following command in the MySQL terminal:</text:span> </text:p>
      <text:p text:style-name="P1"><text:span text:style-name="T1">GRANT ALL PRIVILEGES ON HDYFT.* TO 'bram'@'localhost';</text:span> </text:p>
      <text:p text:style-name="P1"><text:span text:style-name="T1">Now with a user that has all privileges enabled a database can be created with this command:</text:span> </text:p>
      <text:p text:style-name="P1"><text:span text:style-name="T1">CREATE DATABASE HDYFT;</text:span> </text:p>
      <text:p text:style-name="P1"><text:span text:style-name="T1">There are scripts provided in the io controller folder of the AI. These scripts can be used to build the tables in the database. After executing all 4 scripts check if the tables are correctly added by using next command: </text:span> </text:p>
      <text:p text:style-name="P1"><text:span text:style-name="T1">SHOW TABLES;</text:span> </text:p>
      <text:p text:style-name="P1"><text:span text:style-name="T1">When the database has been built the AI can be booted. How to do this is shown below.</text:span> </text:p>
      <text:p text:style-name="P1"> </text:p>
      <text:p text:style-name="P1"> </text:p>
      <text:p text:style-name="P1"> </text:p>
      <text:list xml:id="list661533166" text:style-name="L4">
        <text:list-item>
          <text:p text:style-name="P5"><text:span text:style-name="T1">Booting the AI</text:span> </text:p>
        </text:list-item>
      </text:list>
      <text:p text:style-name="P1"><text:soft-page-break/><text:span text:style-name="T1">To start up the AI the 4 modules mentioned in “Building requirements” should be booted individually. Starting with the computer vision module, followed by the frontend, AI model and the io controller.</text:span> </text:p>
      <text:list xml:id="list2603215777" text:style-name="L5">
        <text:list-item>
          <text:p text:style-name="P6"><text:span text:style-name="T1">Computer vision</text:span> </text:p>
        </text:list-item>
      </text:list>
      <text:p text:style-name="P1"><text:span text:style-name="T1">To start the computer vision module, navigate to its folder and execute following command:</text:span> </text:p>
      <text:p text:style-name="P1"><text:span text:style-name="T1">HTTP: python3 app.py</text:span> </text:p>
      <text:p text:style-name="P1"><text:span text:style-name="T1">HTTPS: uvicorn app:app --reload --port 4000 --host 0.0.0.0 --ssl-keyfile ./local.key --ssl-certfile ./local.crt</text:span> </text:p>
      <text:p text:style-name="P1"><text:span text:style-name="T1">This module is used to detect if a face is present in the given image. If a face is present in the image, it sends a cropped image of the detected face to the AI model, where the emotion will be detected.</text:span> </text:p>
      <text:list xml:id="list4182911162" text:style-name="L6">
        <text:list-item>
          <text:p text:style-name="P7"><text:span text:style-name="T1">Frontend</text:span> </text:p>
        </text:list-item>
      </text:list>
      <text:p text:style-name="P1"><text:span text:style-name="T1">When above module booted, the next one to start up is the frontend. This module can be booted by navigating to the folder “hdyft” in “digimad_frontend”. In this folder execute the following command to boot the frontend, this can take up to a few minutes on the Jetson Nano:</text:span> </text:p>
      <text:p text:style-name="P1"><text:span text:style-name="T1">HTTP: ng serve</text:span> </text:p>
      <text:p text:style-name="P1"><text:span text:style-name="T1">HTTPS: Sudo ng serve --host 0.0.0.0 --ssl --ssl-cert local.crt --ssl-key local.key</text:span> </text:p>
      <text:p text:style-name="P1"><text:span text:style-name="T1">Primarily the front-end is a graphical user interface (GUI) where the user can give in their wristband ID (ID of the beacon tracker). By doing this the tracker is linked to the emotions detected by the AI. This way, every time an emotion is detected it can be sent to the broker and the required stems can be lit up with the right colour. </text:span> </text:p>
      <text:p text:style-name="P1"><text:span text:style-name="T1">Secondarily, the front-end can be used by an admin to change and test a few things in the AI. New colours can be added to the database, the colours associated with each emotion can be changed. Also, a simulation to check if the AI is working correctly can be done here. To detect an emotion, another module needs to be booted.</text:span> </text:p>
      <text:p text:style-name="P1">Page Break </text:p>
      <text:list xml:id="list3346643562" text:style-name="L7">
        <text:list-item>
          <text:p text:style-name="P8"><text:span text:style-name="T1">AI model</text:span> </text:p>
        </text:list-item>
      </text:list>
      <text:p text:style-name="P1"><text:span text:style-name="T1">To boot the AI model, navigate to the respective folder and execute the command:</text:span> </text:p>
      <text:p text:style-name="P1"><text:span text:style-name="T1">HTTP: python3 predict.py</text:span> </text:p>
      <text:p text:style-name="P1"><text:span text:style-name="T1">HTTPS: uvicorn predict:app --reload --port 6969 --host 0.0.0.0 --ssl-keyfile ./local.key --ssl-certfile ./local.crt</text:span> </text:p>
      <text:p text:style-name="P1"><text:span text:style-name="T1">Please note that the AI model can only be booted when the MQTT broker is up, and the server is connected to the same Lan network.</text:span> </text:p>
      <text:p text:style-name="P1"><text:span text:style-name="T1">With the AI model booted the AI should be able to detect an emotion. When an emotion is detected, the respective colour is sent over MQTT to the broker, where it is computed further.</text:span> </text:p>
      <text:list xml:id="list3775247957" text:style-name="L8">
        <text:list-item>
          <text:p text:style-name="P9"><text:span text:style-name="T1">IO controller</text:span> </text:p>
        </text:list-item>
      </text:list>
      <text:p text:style-name="P1"><text:span text:style-name="T1">Finally, the IO controller should be booted, to do this use the following command:</text:span> </text:p>
      <text:p text:style-name="P1"><text:span text:style-name="T1">HTTP: uvicorn main:app</text:span> </text:p>
      <text:p text:style-name="P1"><text:span text:style-name="T1">HTTPS: </text:span><text:span text:style-name="T2">: </text:span><text:span text:style-name="T1">uvicorn main:app --reload --port 8000 --host 0.0.0.0</text:span> </text:p>
      <text:p text:style-name="P1"><text:span text:style-name="T1">The IO controller stands in for all the communication between the different modules.</text:span> </text:p>
      <text:p text:style-name="P1"><text:span text:style-name="T1">When each module has been started up, navigate to http(s)://localhost:4200/login and log in to the front-end.</text:span>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9T14:16:35.800295825</meta:creation-date>
    <dc:date>2021-05-19T14:17:02.004078815</dc:date>
    <meta:editing-duration>PT27S</meta:editing-duration>
    <meta:editing-cycles>1</meta:editing-cycles>
    <meta:document-statistic meta:table-count="0" meta:image-count="0" meta:object-count="0" meta:page-count="2" meta:paragraph-count="54" meta:word-count="876" meta:character-count="5056" meta:non-whitespace-character-count="4199"/>
    <meta:generator>LibreOffice/6.4.6.2$Linux_X86_64 LibreOffice_project/40$Build-2</meta:generator>
  </office:meta>
</office:document-meta>
</file>